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00" draw:textarea-horizontal-align="justify" draw:textarea-vertical-align="middle" draw:auto-grow-height="false" fo:min-height="5.65cm" fo:min-width="6.1cm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standard">
      <style:graphic-properties draw:textarea-horizontal-align="justify" draw:textarea-vertical-align="middle" draw:auto-grow-height="false" fo:min-height="26.55cm" fo:min-width="4.2cm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gr5" style:family="graphic" style:parent-style-name="standard">
      <style:graphic-properties draw:fill-color="#00cc00" draw:textarea-horizontal-align="justify" draw:textarea-vertical-align="middle" draw:auto-grow-height="false" fo:min-height="6.45cm" fo:min-width="6.1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6.1cm"/>
    </style:style>
    <style:style style:name="gr7" style:family="graphic" style:parent-style-name="standard">
      <style:graphic-properties draw:stroke="none" svg:stroke-color="#000000" draw:fill="none" draw:fill-color="#ffffff" fo:min-height="0.319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none" svg:stroke-color="#000000" draw:fill="none" draw:fill-color="#ffffff" fo:min-height="1.25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fo:min-height="0.755cm"/>
    </style:style>
    <style:style style:name="gr14" style:family="graphic" style:parent-style-name="standard">
      <style:graphic-properties draw:stroke="none" svg:stroke-color="#000000" draw:fill="none" draw:fill-color="#ffffff" fo:min-height="1.05cm"/>
    </style:style>
    <style:style style:name="gr15" style:family="graphic" style:parent-style-name="standard">
      <style:graphic-properties draw:fill-color="#00cc00" draw:textarea-horizontal-align="justify" draw:textarea-vertical-align="middle" draw:auto-grow-height="false" fo:min-height="5.65cm" fo:min-width="3.9cm"/>
    </style:style>
    <style:style style:name="gr16" style:family="graphic" style:parent-style-name="standard">
      <style:graphic-properties draw:fill-color="#00cc00" draw:textarea-horizontal-align="justify" draw:textarea-vertical-align="middle" draw:auto-grow-height="false" fo:min-height="9.35cm" fo:min-width="3.9cm"/>
    </style:style>
    <style:style style:name="gr17" style:family="graphic" style:parent-style-name="standard">
      <style:graphic-properties draw:fill-color="#00cc00" draw:textarea-horizontal-align="justify" draw:textarea-vertical-align="middle" draw:auto-grow-height="false" fo:min-height="3.95cm" fo:min-width="3.9cm"/>
    </style:style>
    <style:style style:name="gr18" style:family="graphic" style:parent-style-name="standard">
      <style:graphic-properties draw:stroke="none" svg:stroke-color="#000000" draw:fill="none" draw:fill-color="#ffffff" fo:min-height="0.482cm"/>
    </style:style>
    <style:style style:name="P1" style:family="paragraph">
      <loext:graphic-properties draw:fill-color="#00cc00"/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 draw:fill-color="#ffffff"/>
      <style:paragraph-properties fo:text-align="center"/>
      <style:text-properties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6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6cm" svg:height="5.9cm" svg:x="1.5cm" svg:y="5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114cm" svg:height="1.4cm" svg:x="1.7cm" svg:y="5.3cm">
          <draw:text-box>
            <text:p text:style-name="P2">Boost converter</text:p>
          </draw:text-box>
        </draw:frame>
        <draw:custom-shape draw:style-name="gr3" draw:text-style-name="P4" draw:layer="layout" svg:width="4.7cm" svg:height="26.8cm" svg:x="15.1cm" svg:y="1.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2cm" svg:height="2.384cm" svg:x="15.5cm" svg:y="2cm">
          <draw:text-box>
            <text:p text:style-name="P2">Arduino+</text:p>
            <text:p text:style-name="P2">Basisshield</text:p>
          </draw:text-box>
        </draw:frame>
        <draw:custom-shape draw:style-name="gr5" draw:text-style-name="P1" draw:layer="layout" svg:width="6.6cm" svg:height="6.7cm" svg:x="1.5cm" svg:y="12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114cm" svg:height="1.4cm" svg:x="1.686cm" svg:y="13.2cm">
          <draw:text-box>
            <text:p text:style-name="P2">Motor-Treiber</text:p>
          </draw:text-box>
        </draw:frame>
        <draw:custom-shape draw:style-name="gr6" draw:text-style-name="P4" draw:layer="layout" svg:width="6.6cm" svg:height="1.7cm" svg:x="1.7cm" svg:y="1.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6.114cm" svg:height="0.962cm" svg:x="1.9cm" svg:y="2.438cm">
          <draw:text-box>
            <text:p text:style-name="P2">Supercaps</text:p>
          </draw:text-box>
        </draw:frame>
        <draw:custom-shape draw:style-name="gr6" draw:text-style-name="P4" draw:layer="layout" svg:width="6.6cm" svg:height="1.7cm" svg:x="1.5cm" svg:y="25.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6.6cm" svg:height="1.673cm" svg:x="1.5cm" svg:y="25.927cm">
          <draw:text-box>
            <text:p text:style-name="P2">Abstands-Sensoren</text:p>
          </draw:text-box>
        </draw:frame>
        <draw:line draw:style-name="gr9" draw:text-style-name="P5" draw:layer="layout" svg:x1="4.9cm" svg:y1="3.6cm" svg:x2="4.9cm" svg:y2="5.1cm">
          <text:p/>
        </draw:line>
        <draw:frame draw:style-name="gr10" draw:text-style-name="P7" draw:layer="layout" svg:width="4.3cm" svg:height="1.2cm" svg:x="5.1cm" svg:y="3.8cm">
          <draw:text-box>
            <text:p text:style-name="P6">Cap-Spannung</text:p>
          </draw:text-box>
        </draw:frame>
        <draw:line draw:style-name="gr9" draw:text-style-name="P5" draw:layer="layout" svg:x1="4.9cm" svg:y1="11cm" svg:x2="4.9cm" svg:y2="12.5cm">
          <text:p/>
        </draw:line>
        <draw:frame draw:style-name="gr11" draw:text-style-name="P7" draw:layer="layout" svg:width="6.5cm" svg:height="1.505cm" svg:x="5.1cm" svg:y="11.2cm">
          <draw:text-box>
            <text:p text:style-name="P6">Versorgungsspannung</text:p>
          </draw:text-box>
        </draw:frame>
        <draw:custom-shape draw:style-name="gr6" draw:text-style-name="P4" draw:layer="layout" svg:width="6.6cm" svg:height="1.7cm" svg:x="1.5cm" svg:y="20.7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6.6cm" svg:height="1.1cm" svg:x="1.5cm" svg:y="20.9cm">
          <draw:text-box>
            <text:p text:style-name="P2">Motoren</text:p>
          </draw:text-box>
        </draw:frame>
        <draw:frame draw:style-name="gr13" draw:text-style-name="P7" draw:layer="layout" svg:width="4.8cm" svg:height="1.005cm" svg:x="5cm" svg:y="19.4cm">
          <draw:text-box>
            <text:p text:style-name="P6">Steuerspannung</text:p>
          </draw:text-box>
        </draw:frame>
        <draw:line draw:style-name="gr9" draw:text-style-name="P5" draw:layer="layout" svg:x1="4.7cm" svg:y1="19.2cm" svg:x2="4.7cm" svg:y2="20.7cm">
          <text:p/>
        </draw:line>
        <draw:line draw:style-name="gr9" draw:text-style-name="P5" draw:layer="layout" svg:x1="15.1cm" svg:y1="6.5cm" svg:x2="8.1cm" svg:y2="6.5cm">
          <text:p/>
        </draw:line>
        <draw:frame draw:style-name="gr14" draw:text-style-name="P9" draw:layer="layout" svg:width="4.1cm" svg:height="1.3cm" svg:x="9.6cm" svg:y="5.5cm">
          <draw:text-box>
            <text:p text:style-name="P8"><text:span text:style-name="T1">Steuersignale</text:span></text:p>
          </draw:text-box>
        </draw:frame>
        <draw:line draw:style-name="gr9" draw:text-style-name="P5" draw:layer="layout" svg:x1="8.1cm" svg:y1="8.1cm" svg:x2="15.1cm" svg:y2="8.1cm">
          <text:p/>
        </draw:line>
        <draw:frame draw:style-name="gr11" draw:text-style-name="P9" draw:layer="layout" svg:width="4.4cm" svg:height="1.505cm" svg:x="9.9cm" svg:y="7.1cm">
          <draw:text-box>
            <text:p text:style-name="P8"><text:span text:style-name="T1">Messwerte</text:span></text:p>
          </draw:text-box>
        </draw:frame>
        <draw:line draw:style-name="gr9" draw:text-style-name="P5" draw:layer="layout" svg:x1="15.1cm" svg:y1="14.7cm" svg:x2="8.1cm" svg:y2="14.7cm">
          <text:p/>
        </draw:line>
        <draw:frame draw:style-name="gr14" draw:text-style-name="P9" draw:layer="layout" svg:width="4.1cm" svg:height="1.3cm" svg:x="9.6cm" svg:y="13.6cm">
          <draw:text-box>
            <text:p text:style-name="P8"><text:span text:style-name="T1">Steuersignale</text:span></text:p>
          </draw:text-box>
        </draw:frame>
        <draw:custom-shape draw:style-name="gr15" draw:text-style-name="P1" draw:layer="layout" svg:width="4.4cm" svg:height="5.9cm" svg:x="15.2cm" svg:y="5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114cm" svg:height="1.673cm" svg:x="14.3cm" svg:y="5.8cm">
          <draw:text-box>
            <text:p text:style-name="P2">Boost</text:p>
            <text:p text:style-name="P2">Regelung</text:p>
          </draw:text-box>
        </draw:frame>
        <draw:line draw:style-name="gr9" draw:text-style-name="P5" draw:layer="layout" svg:x1="8.1cm" svg:y1="21.6cm" svg:x2="15.1cm" svg:y2="21.6cm">
          <text:p/>
        </draw:line>
        <draw:frame draw:style-name="gr12" draw:text-style-name="P9" draw:layer="layout" svg:width="4.4cm" svg:height="1.1cm" svg:x="10.1cm" svg:y="20.8cm">
          <draw:text-box>
            <text:p text:style-name="P8"><text:span text:style-name="T1">Messwerte</text:span></text:p>
          </draw:text-box>
        </draw:frame>
        <draw:custom-shape draw:style-name="gr16" draw:text-style-name="P1" draw:layer="layout" svg:width="4.4cm" svg:height="9.6cm" svg:x="15.3cm" svg:y="12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114cm" svg:height="1.673cm" svg:x="14.4cm" svg:y="13.3cm">
          <draw:text-box>
            <text:p text:style-name="P2">Motor</text:p>
            <text:p text:style-name="P2">Regelung</text:p>
          </draw:text-box>
        </draw:frame>
        <draw:line draw:style-name="gr9" draw:text-style-name="P5" draw:layer="layout" svg:x1="8.1cm" svg:y1="26.6cm" svg:x2="15.1cm" svg:y2="26.6cm">
          <text:p/>
        </draw:line>
        <draw:frame draw:style-name="gr12" draw:text-style-name="P9" draw:layer="layout" svg:width="4.4cm" svg:height="1.1cm" svg:x="10.1cm" svg:y="25.8cm">
          <draw:text-box>
            <text:p text:style-name="P8"><text:span text:style-name="T1">Messwerte</text:span></text:p>
          </draw:text-box>
        </draw:frame>
        <draw:custom-shape draw:style-name="gr17" draw:text-style-name="P1" draw:layer="layout" svg:width="4.4cm" svg:height="4.2cm" svg:x="15.3cm" svg:y="23.9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6.114cm" svg:height="1.673cm" svg:x="14.4cm" svg:y="24.206cm">
          <draw:text-box>
            <text:p text:style-name="P2">Fahr-</text:p>
            <text:p text:style-name="P2">strategie</text:p>
          </draw:text-box>
        </draw:frame>
        <draw:line draw:style-name="gr9" draw:text-style-name="P5" draw:layer="layout" svg:x1="17.5cm" svg:y1="23.9cm" svg:x2="17.5cm" svg:y2="2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11:17:16.652000000</meta:creation-date>
    <dc:date>2017-10-19T11:37:56.451000000</dc:date>
    <meta:editing-duration>PT6S</meta:editing-duration>
    <meta:editing-cycles>1</meta:editing-cycles>
    <meta:document-statistic meta:object-count="35"/>
    <meta:generator>LibreOffice/5.2.7.2$Windows_x86 LibreOffice_project/2b7f1e640c46ceb28adf43ee075a6e8b8439ed10</meta:generator>
  </office:meta>
</office:document-meta>
</file>